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4.2626in"/>
    </style:style>
    <style:style style:name="co4" style:family="table-column">
      <style:table-column-properties fo:break-before="auto" style:column-width="8.7835in"/>
    </style:style>
    <style:style style:name="co5" style:family="table-column">
      <style:table-column-properties fo:break-before="auto" style:column-width="2.05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7409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1.078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7043in" fo:break-before="auto" style:use-optimal-row-height="true"/>
    </style:style>
    <style:style style:name="ro11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008in solid #000000" style:vertical-align="top"/>
      <style:paragraph-properties fo:text-align="start" fo:margin-left="0in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Courier New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Courier New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Arial"/>
    </style:style>
    <style:style style:name="T3" style:family="text">
      <style:text-properties style:font-name="Courier New" fo:font-style="italic" style:font-style-asian="italic" style:font-style-complex="italic"/>
    </style:style>
    <style:style style:name="T4" style:family="text">
      <style:text-properties style:font-name="Courier New"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Arial"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Options</text:p>
          </table:table-cell>
          <table:table-cell table:style-name="ce1" office:value-type="string">
            <text:p>Exampl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cho</text:p>
          </table:table-cell>
          <table:table-cell office:value-type="string">
            <text:p>Output any $text that we provide.</text:p>
            <text:p/>
          </table:table-cell>
          <table:table-cell office:value-type="string">
            <text:p>echo $text</text:p>
          </table:table-cell>
          <table:table-cell office:value-type="string">
            <text:p>echo "hello friend"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whoami</text:p>
          </table:table-cell>
          <table:table-cell table:style-name="ce4" office:value-type="string">
            <text:p>Find out what user we're currently logged in as.</text:p>
          </table:table-cell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ls</text:p>
          </table:table-cell>
          <table:table-cell table:style-name="ce5" office:value-type="string">
            <text:p>List current directory.</text:p>
          </table:table-cell>
          <table:table-cell office:value-type="string">
            <text:p>-a <text:s/>Show all (including hidden)</text:p>
            <text:p>-R <text:s/>Recursive list</text:p>
            <text:p>-r <text:s/>Reverse order</text:p>
            <text:p>-t <text:s/>Sort by last modified</text:p>
            <text:p><text:span text:style-name="T1">-S</text:span> <text:s/>Sort by file size</text:p>
            <text:p><text:span text:style-name="T1">-l</text:span> <text:s/>Long listing format, includes permissions</text:p>
            <text:p><text:span text:style-name="T1">-</text:span><text:span text:style-name="T2">1</text:span> <text:s/>One file per line</text:p>
            <text:p><text:span text:style-name="T1">-m</text:span> <text:s/>Comma-­sep­arated output</text:p>
            <text:p><text:span text:style-name="T1">-Q</text:span> <text:s/>Quoted output</text:p>
            <text:p><text:span text:style-name="T1">ls </text:span><text:span text:style-name="T3">Dir</text:span></text:p>
          </table:table-cell>
          <table:table-cell office:value-type="string">
            <text:p>ls /home -R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d </text:p>
          </table:table-cell>
          <table:table-cell office:value-type="string">
            <text:p>Change directory.</text:p>
          </table:table-cell>
          <table:table-cell office:value-type="string">
            <text:p><text:span text:style-name="T1">cd ..</text:span> <text:s/>go to previous dir</text:p>
            <text:p><text:span text:style-name="T1">cd ~</text:span> <text:s/>go to user home dir </text:p>
            <text:p><text:span text:style-name="T1">cd </text:span><text:span text:style-name="T3">Dir</text:span></text:p>
          </table:table-cell>
          <table:table-cell office:value-type="string">
            <text:p>cd ~/Documents</text:p>
          </table:table-cell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cat</text:p>
          </table:table-cell>
          <table:table-cell office:value-type="string">
            <text:p>Concatenate files and output the result.</text:p>
          </table:table-cell>
          <table:table-cell office:value-type="string">
            <text:p><text:span text:style-name="T1">cat </text:span><text:span text:style-name="T3">file1</text:span><text:span text:style-name="T1"> </text:span><text:span text:style-name="T3">file2</text:span></text:p>
            <text:p><text:span text:style-name="T1">cat </text:span><text:span text:style-name="T3">file1</text:span> <text:s text:c="3"/>basically print file</text:p>
          </table:table-cell>
          <table:table-cell office:value-type="string">
            <text:p>cat note.txt note2.tx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wd</text:p>
          </table:table-cell>
          <table:table-cell office:value-type="string">
            <text:p>Print working directory.</text:p>
          </table:table-cell>
          <table:table-cell table:number-columns-repeated="2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find</text:p>
          </table:table-cell>
          <table:table-cell office:value-type="string">
            <text:p>Find a file inside a directory.</text:p>
          </table:table-cell>
          <table:table-cell office:value-type="string">
            <text:p><text:span text:style-name="T1">find </text:span><text:span text:style-name="T3">/dir/ </text:span><text:span text:style-name="T4">-name </text:span><text:span text:style-name="T3">filename</text:span><text:span text:style-name="T5"> <text:s text:c="2"/></text:span><text:span text:style-name="T6">Find files starting with </text:span><text:span text:style-name="T5">filename</text:span><text:span text:style-name="T6"> in </text:span><text:span text:style-name="T5">dir</text:span></text:p>
            <text:p><text:span text:style-name="T4">find </text:span><text:span text:style-name="T3">/dir/ </text:span><text:span text:style-name="T4">-user </text:span><text:span text:style-name="T3">username</text:span><text:span text:style-name="T5"> <text:s text:c="2"/></text:span><text:span text:style-name="T6">Find files owned by </text:span><text:span text:style-name="T5">username </text:span><text:span text:style-name="T6">in </text:span><text:span text:style-name="T5">dir</text:span></text:p>
            <text:p><text:span text:style-name="T4">find </text:span><text:span text:style-name="T3">/dir/ </text:span><text:span text:style-name="T4">-mmin </text:span><text:span text:style-name="T3">num</text:span><text:span text:style-name="T5"> <text:s text:c="2"/></text:span><text:span text:style-name="T6">Find files modifed less than </text:span><text:span text:style-name="T5">num</text:span><text:span text:style-name="T6"> minutes ago in </text:span><text:span text:style-name="T5">dir</text:span></text:p>
          </table:table-cell>
          <table:table-cell office:value-type="string">
            <text:p>find -name ~/Documents/*.txt</text:p>
          </table:table-cell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grep</text:p>
          </table:table-cell>
          <table:table-cell office:value-type="string">
            <text:p>Search the contents of files for specific values.</text:p>
          </table:table-cell>
          <table:table-cell office:value-type="string">
            <text:p><text:span text:style-name="T1">grep </text:span><text:span text:style-name="T3">value files</text:span><text:span text:style-name="T6"> <text:s/>Search for values in files</text:span></text:p>
            <text:p><text:span text:style-name="T4">-i</text:span><text:span text:style-name="T6"> <text:s/>Case insensitive search</text:span></text:p>
            <text:p><text:span text:style-name="T4">-r</text:span><text:span text:style-name="T6"> <text:s/>Recursive search a directory</text:span></text:p>
            <text:p><text:span text:style-name="T4">-v</text:span><text:span text:style-name="T6"> <text:s/>Inverted search</text:span></text:p>
            <text:p><text:span text:style-name="T4">-o</text:span><text:span text:style-name="T6"> <text:s/>Show matched part of file only</text:span></text:p>
            <text:p><text:span text:style-name="T4">-n</text:span><text:span text:style-name="T6"> <text:s/>Show line number</text:span></text:p>
          </table:table-cell>
          <table:table-cell office:value-type="string">
            <text:p>Grep "198.162.0.1" access.log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&amp;</text:p>
          </table:table-cell>
          <table:table-cell table:style-name="ce6" office:value-type="string">
            <text:p>Run commands in the background of your terminal. </text:p>
          </table:table-cell>
          <table:table-cell/>
          <table:table-cell office:value-type="string">
            <text:p>&amp; cp <text:span text:style-name="T5">file1 NewDirectory</text:span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&amp;&amp;</text:p>
          </table:table-cell>
          <table:table-cell office:value-type="string">
            <text:p>Combine multiple commands together in one line of your terminal.</text:p>
          </table:table-cell>
          <table:table-cell/>
          <table:table-cell office:value-type="string">
            <text:p>echo "1" &amp;&amp; echo "2"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&gt;</text:p>
          </table:table-cell>
          <table:table-cell office:value-type="string">
            <text:p>Take the output from a command and redirect it to a file</text:p>
          </table:table-cell>
          <table:table-cell/>
          <table:table-cell office:value-type="string">
            <text:p>echo "helo friend" &gt; <text:span text:style-name="T5">file1</text:span>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&gt;&gt;</text:p>
          </table:table-cell>
          <table:table-cell office:value-type="string">
            <text:p>Same as "&gt;" but appends instead of replace</text:p>
          </table:table-cell>
          <table:table-cell/>
          <table:table-cell office:value-type="string">
            <text:p>echo "1" &gt;&gt; <text:span text:style-name="T5">ExistingFile</text:span></text:p>
          </table:table-cell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man</text:p>
          </table:table-cell>
          <table:table-cell office:value-type="string">
            <text:p>View manual pages for given command</text:p>
          </table:table-cell>
          <table:table-cell table:style-name="ce9" office:value-type="string">
            <text:p><text:span text:style-name="T1">man </text:span><text:span text:style-name="T3">command</text:span></text:p>
          </table:table-cell>
          <table:table-cell office:value-type="string">
            <text:p>man ls</text:p>
          </table:table-cell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touch</text:p>
          </table:table-cell>
          <table:table-cell table:style-name="ce7" office:value-type="string">
            <text:p>Create a file</text:p>
          </table:table-cell>
          <table:table-cell table:style-name="ce9" office:value-type="string">
            <text:p><text:span text:style-name="T1">touch </text:span><text:span text:style-name="T3">NewFileName</text:span></text:p>
          </table:table-cell>
          <table:table-cell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mkdir</text:p>
          </table:table-cell>
          <table:table-cell office:value-type="string">
            <text:p>Create a folder/directory</text:p>
          </table:table-cell>
          <table:table-cell table:style-name="ce9" office:value-type="string">
            <text:p><text:span text:style-name="T1">mkdir </text:span><text:span text:style-name="T3">NewDir</text:span></text:p>
          </table:table-cell>
          <table:table-cell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cp</text:p>
          </table:table-cell>
          <table:table-cell office:value-type="string">
            <text:p>Copy a file or folder</text:p>
          </table:table-cell>
          <table:table-cell table:style-name="ce9" office:value-type="string">
            <text:p><text:span text:style-name="T1">cp </text:span><text:span text:style-name="T3">Dir OtherDir</text:span></text:p>
          </table:table-cell>
          <table:table-cell/>
        </table:table-row>
        <table:table-row table:style-name="ro9">
          <table:table-cell office:value-type="float" office:value="17">
            <text:p>17</text:p>
          </table:table-cell>
          <table:table-cell office:value-type="string">
            <text:p>mv</text:p>
          </table:table-cell>
          <table:table-cell office:value-type="string">
            <text:p>Move a file or folder</text:p>
          </table:table-cell>
          <table:table-cell office:value-type="string">
            <text:p><text:span text:style-name="T1">mv </text:span><text:span text:style-name="T3">fileName Dir</text:span><text:span text:style-name="T5"> <text:s/></text:span><text:span text:style-name="T6">Move fileName to Dir</text:span></text:p>
            <text:p><text:span text:style-name="T4">mv </text:span><text:span text:style-name="T3">file1 file2</text:span><text:span text:style-name="T5"> <text:s/></text:span><text:span text:style-name="T6">If file2 exists it will absorb file1, if file2 does not exist then file1 will simply be renamed</text:span></text:p>
            <text:p><text:span text:style-name="T5"/></text:p>
          </table:table-cell>
          <table:table-cell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rm</text:p>
          </table:table-cell>
          <table:table-cell office:value-type="string">
            <text:p>Remove a file or folder</text:p>
          </table:table-cell>
          <table:table-cell office:value-type="string">
            <text:p><text:span text:style-name="T1">rm </text:span><text:span text:style-name="T3">file1 file2</text:span></text:p>
            <text:p><text:span text:style-name="T4">rm -R </text:span><text:span text:style-name="T3">DirName</text:span><text:span text:style-name="T6"> <text:s/>Remove files recursively in the </text:span><text:span text:style-name="T5">Dir</text:span></text:p>
          </table:table-cell>
          <table:table-cell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file</text:p>
          </table:table-cell>
          <table:table-cell office:value-type="string">
            <text:p>Determine the type of a file</text:p>
          </table:table-cell>
          <table:table-cell table:style-name="ce9" office:value-type="string">
            <text:p><text:span text:style-name="T1">file </text:span><text:span text:style-name="T3">fileName</text:span>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|</text:p>
          </table:table-cell>
          <table:table-cell office:value-type="string">
            <text:p>Pipes the output of one command into the input of the other</text:p>
          </table:table-cell>
          <table:table-cell table:style-name="ce10" office:value-type="string">
            <text:p>command1 | command2</text:p>
          </table:table-cell>
          <table:table-cell office:value-type="string">
            <text:p>man ls | grep "human-readable"</text:p>
          </table:table-cell>
        </table:table-row>
        <table:table-row table:style-name="ro8">
          <table:table-cell/>
          <table:table-cell office:value-type="string">
            <text:p>su</text:p>
          </table:table-cell>
          <table:table-cell office:value-type="string">
            <text:p>Switch to another user</text:p>
          </table:table-cell>
          <table:table-cell table:style-name="ce9" office:value-type="string">
            <text:p><text:span text:style-name="T1">su </text:span><text:span text:style-name="T3">user</text:span></text:p>
          </table:table-cell>
          <table:table-cell/>
        </table:table-row>
        <table:table-row table:style-name="ro8">
          <table:table-cell/>
          <table:table-cell office:value-type="string">
            <text:p>wget</text:p>
          </table:table-cell>
          <table:table-cell office:value-type="string">
            <text:p>Download files from the web using http</text:p>
          </table:table-cell>
          <table:table-cell table:style-name="ce9" office:value-type="string">
            <text:p><text:span text:style-name="T1">wget </text:span><text:span text:style-name="T3">url</text:span></text:p>
          </table:table-cell>
          <table:table-cell/>
        </table:table-row>
        <table:table-row table:style-name="ro8">
          <table:table-cell/>
          <table:table-cell office:value-type="string">
            <text:p>ssh</text:p>
          </table:table-cell>
          <table:table-cell office:value-type="string">
            <text:p>Used for transfering files and logging in to a remote machine</text:p>
          </table:table-cell>
          <table:table-cell office:value-type="string">
            <text:p><text:span text:style-name="T1">ssh </text:span><text:span text:style-name="T3">userName@x.x.x.x</text:span><text:span text:style-name="T5"> <text:s/></text:span><text:span text:style-name="T6">Log on to machine with ip x.x.x.x as user userName</text:span></text:p>
          </table:table-cell>
          <table:table-cell/>
        </table:table-row>
        <table:table-row table:style-name="ro10">
          <table:table-cell/>
          <table:table-cell office:value-type="string">
            <text:p>scp</text:p>
          </table:table-cell>
          <table:table-cell office:value-type="string">
            <text:p>Securely copy/transfer files to a remote machine using SSH</text:p>
          </table:table-cell>
          <table:table-cell table:style-name="ce11" office:value-type="string">
            <text:p>scp <text:span text:style-name="T5">fileToTransfer.txt </text:span><text:span text:style-name="T5"><text:a xlink:href="mailto:userName@x.x.x.x">userName@x.x.x.x</text:a></text:span><text:span text:style-name="T5">:/home/userName/newFileName.txt</text:span><text:span text:style-name="T5"> <text:s/></text:span><text:span text:style-name="T7">Transfer </text:span><text:span text:style-name="T7">fileToTransfer</text:span><text:span text:style-name="T7">.txt to remote machine with ip x.x.x.x as user userName and rename it as newFileName.txt on the remote machine</text:span></text:p>
            <text:p><text:span text:style-name="T4">scp </text:span><text:span text:style-name="T4"><text:a xlink:href="mailto:userName@x.x.x.x">userName@x.x.x.x</text:a></text:span><text:span text:style-name="T3">:/home/userName/fileToCopy.txt</text:span><text:span text:style-name="T3"> newFileName.txt <text:s/></text:span><text:span text:style-name="T7">Copy fileToCopy.txt from remote machine with ip x.x.x.x as user userName to your machine and rename it to newFileName.txt on your machine</text:span></text:p>
          </table:table-cell>
          <table:table-cell/>
        </table:table-row>
        <table:table-row table:style-name="ro11">
          <table:table-cell/>
          <table:table-cell office:value-type="string">
            <text:p>ps</text:p>
          </table:table-cell>
          <table:table-cell table:style-name="ce8" office:value-type="string">
            <text:p>List the processes (PID) currently running under our user's session, the session running it, its status code, the name of the actual program/command and how much usage time of the CPU it is using.</text:p>
          </table:table-cell>
          <table:table-cell table:style-name="ce9" office:value-type="string">
            <text:p><text:span text:style-name="T1">ps</text:span></text:p>
            <text:p><text:span text:style-name="T1">-aux <text:s/></text:span><text:span text:style-name="T2">See processes run by other users and those that dont run from a session.</text:span></text:p>
          </table:table-cell>
          <table:table-cell/>
        </table:table-row>
        <table:table-row table:style-name="ro11" table:number-rows-repeated="1048549">
          <table:table-cell table:number-columns-repeated="5"/>
        </table:table-row>
        <table:table-row table:style-name="ro1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B1:Sheet1.E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3">07/13/2021</text:date>, <text:time>22:1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5M58S</meta:editing-duration>
    <meta:editing-cycles>17</meta:editing-cycles>
    <meta:generator>OpenOffice/4.1.7$Win32 OpenOffice.org_project/417m1$Build-9800</meta:generator>
    <dc:date>2021-07-13T22:17:42.96</dc:date>
    <dc:creator>David Mberingabo</dc:creator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